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83.4pt"/>
    </style:style>
    <style:style style:name="co4" style:family="table-column">
      <style:table-column-properties fo:break-before="auto" style:column-width="7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none" fo:border-right="0.99pt ridge #000000" fo:border-top="none"/>
    </style:style>
    <style:style style:name="ce4" style:family="table-cell" style:parent-style-name="Default">
      <style:table-cell-properties fo:border-bottom="0.99pt ridge #000000" fo:border-left="none" fo:border-right="0.99pt ridge #000000" fo:border-top="none"/>
    </style:style>
    <style:style style:name="ce5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 style:data-style-name="N132"/>
    <style:style style:name="ce7" style:family="table-cell" style:parent-style-name="Default">
      <style:table-cell-properties fo:border-bottom="0.99pt ridge #000000" fo:border-left="none" fo:border-right="none" fo:border-top="none"/>
    </style:style>
    <style:style style:name="ce8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3pt" svg:height="255.26pt" svg:x="413.43pt" svg:y="445.75pt">
            <draw:object draw:notify-on-update-of-ranges="Sheet1.Q5:Sheet1.Q11 Sheet1.N2:Sheet1.N2 Sheet1.R28:Sheet1.R34 Sheet1.O2:Sheet1.O2 Sheet1.R5:Sheet1.R11 Sheet1.P2:Sheet1.P2 Sheet1.R17:Sheet1.R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4.89pt" svg:x="874.49pt" svg:y="447.62pt">
            <draw:object draw:notify-on-update-of-ranges="Sheet1.Q5:Sheet1.Q11 Sheet1.N2:Sheet1.N2 Sheet1.S28:Sheet1.S34 Sheet1.O2:Sheet1.O2 Sheet1.S5:Sheet1.S11 Sheet1.P2:Sheet1.P2 Sheet1.S17:Sheet1.S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4.89pt" svg:x="413.83pt" svg:y="715.32pt">
            <draw:object draw:notify-on-update-of-ranges="Sheet1.Q5:Sheet1.Q11 Sheet1.N2:Sheet1.N2 Sheet1.T28:Sheet1.T34 Sheet1.O2:Sheet1.O2 Sheet1.T5:Sheet1.T11 Sheet1.P2:Sheet1.P2 Sheet1.T17:Sheet1.T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4.89pt" svg:x="877.89pt" svg:y="714.56pt">
            <draw:object draw:notify-on-update-of-ranges="Sheet1.Q5:Sheet1.Q11 Sheet1.N2:Sheet1.N2 Sheet1.I28:Sheet1.I34 Sheet1.O2:Sheet1.O2 Sheet1.I5:Sheet1.I11 Sheet1.P2:Sheet1.P2 Sheet1.I17:Sheet1.I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row table:style-name="ro1">
          <table:table-cell table:number-columns-repeated="16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28x128</text:p>
          </table:table-cell>
          <table:table-cell table:number-columns-repeated="12"/>
          <table:table-cell office:value-type="string" calcext:value-type="string">
            <text:p>64kB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256kB</text:p>
          </table:table-cell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28kB</text:p>
          </table:table-cell>
          <table:table-cell table:number-columns-repeated="15"/>
          <table:table-cell table:style-name="ce1" office:value-type="string" calcext:value-type="string" table:number-columns-spanned="6" table:number-rows-spanned="1">
            <text:p>128kB L2 Cache 128x128 Matrix Multiply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Tile Size</text:p>
          </table:table-cell>
          <table:table-cell office:value-type="string" calcext:value-type="string">
            <text:p>Miss Rate</text:p>
          </table:table-cell>
          <table:table-cell office:value-type="string" calcext:value-type="string">
            <text:p>Miss Rate Norm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Hit Rate Normalized</text:p>
          </table:table-cell>
          <table:table-cell office:value-type="string" calcext:value-type="string">
            <text:p>Cache Write Backs</text:p>
          </table:table-cell>
          <table:table-cell office:value-type="string" calcext:value-type="string">
            <text:p>Cache Write Backs Normalized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IPC Normalized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Simulation Time Normaliz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office:value-type="string" calcext:value-type="string">
            <text:p>Tick</text:p>
          </table:table-cell>
          <table:table-cell/>
          <table:table-cell table:style-name="ce2" office:value-type="string" calcext:value-type="string">
            <text:p>Tile Size</text:p>
          </table:table-cell>
          <table:table-cell table:style-name="ce5" office:value-type="string" calcext:value-type="string">
            <text:p>Miss Rate</text:p>
          </table:table-cell>
          <table:table-cell table:style-name="ce5" office:value-type="string" calcext:value-type="string">
            <text:p>Hit Rate</text:p>
          </table:table-cell>
          <table:table-cell table:style-name="ce5" office:value-type="string" calcext:value-type="string">
            <text:p>Cache Writebacks</text:p>
          </table:table-cell>
          <table:table-cell table:style-name="ce5" office:value-type="string" calcext:value-type="string">
            <text:p>IPC (inst/tick)</text:p>
          </table:table-cell>
          <table:table-cell table:style-name="ce5" office:value-type="string" calcext:value-type="string">
            <text:p>Simul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781" calcext:value-type="float">
            <text:p>0.58781</text:p>
          </table:table-cell>
          <table:table-cell table:formula="of:=[.$B5]/[.$B$5]" office:value-type="float" office:value="1" calcext:value-type="float">
            <text:p>1</text:p>
          </table:table-cell>
          <table:table-cell table:formula="of:=1-[.B5]" office:value-type="float" office:value="0.41219" calcext:value-type="float">
            <text:p>0.41219</text:p>
          </table:table-cell>
          <table:table-cell table:formula="of:=[.$D5]/[.$D$5]" office:value-type="float" office:value="1" calcext:value-type="float">
            <text:p>1</text:p>
          </table:table-cell>
          <table:table-cell office:value-type="float" office:value="334687" calcext:value-type="float">
            <text:p>334687</text:p>
          </table:table-cell>
          <table:table-cell table:formula="of:=[.$F5]/[.$F$5]" office:value-type="float" office:value="1" calcext:value-type="float">
            <text:p>1</text:p>
          </table:table-cell>
          <table:table-cell table:formula="of:=[.N5]/[.O5]" office:value-type="float" office:value="0.0018599781382972" calcext:value-type="float">
            <text:p>0.001859978138297</text:p>
          </table:table-cell>
          <table:table-cell table:formula="of:=[.H5]/[.H$5]" office:value-type="float" office:value="1" calcext:value-type="float">
            <text:p>1</text:p>
          </table:table-cell>
          <table:table-cell office:value-type="float" office:value="156153638500" calcext:value-type="float">
            <text:p>156153638500</text:p>
          </table:table-cell>
          <table:table-cell table:formula="of:=[.J5]/[.J$5]" office:value-type="float" office:value="1" calcext:value-type="float">
            <text:p>1</text:p>
          </table:table-cell>
          <table:table-cell table:number-columns-repeated="2"/>
          <table:table-cell office:value-type="float" office:value="153335" calcext:value-type="float">
            <text:p>153335</text:p>
          </table:table-cell>
          <table:table-cell office:value-type="float" office:value="82439141" calcext:value-type="float">
            <text:p>8243914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5]" office:value-type="float" office:value="0.58781" calcext:value-type="float">
            <text:p>0.58781</text:p>
          </table:table-cell>
          <table:table-cell table:formula="of:=1-[.$R5]" office:value-type="float" office:value="0.41219" calcext:value-type="float">
            <text:p>0.41219</text:p>
          </table:table-cell>
          <table:table-cell table:formula="of:=[.$F5]" office:value-type="float" office:value="334687" calcext:value-type="float">
            <text:p>334687</text:p>
          </table:table-cell>
          <table:table-cell table:formula="of:=[.$H5]" office:value-type="float" office:value="0.0018599781382972" calcext:value-type="float">
            <text:p>0.00185997814</text:p>
          </table:table-cell>
          <table:table-cell table:formula="of:=[.$J5]" office:value-type="float" office:value="156153638500" calcext:value-type="float">
            <text:p>156153638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777" calcext:value-type="float">
            <text:p>0.58777</text:p>
          </table:table-cell>
          <table:table-cell table:formula="of:=[.$B6]/[.$B$5]" office:value-type="float" office:value="0.999931950800429" calcext:value-type="float">
            <text:p>0.999931950800429</text:p>
          </table:table-cell>
          <table:table-cell table:formula="of:=1-[.B6]" office:value-type="float" office:value="0.41223" calcext:value-type="float">
            <text:p>0.41223</text:p>
          </table:table-cell>
          <table:table-cell table:formula="of:=[.$D6]/[.$D$5]" office:value-type="float" office:value="1.00009704262597" calcext:value-type="float">
            <text:p>1.00009704262597</text:p>
          </table:table-cell>
          <table:table-cell office:value-type="float" office:value="334686" calcext:value-type="float">
            <text:p>334686</text:p>
          </table:table-cell>
          <table:table-cell table:formula="of:=[.$F6]/[.$F$5]" office:value-type="float" office:value="0.999997012133725" calcext:value-type="float">
            <text:p>0.999997012133725</text:p>
          </table:table-cell>
          <table:table-cell table:formula="of:=[.N6]/[.O6]" office:value-type="float" office:value="0.00186001473467458" calcext:value-type="float">
            <text:p>0.001860014734675</text:p>
          </table:table-cell>
          <table:table-cell table:formula="of:=[.H6]/[.H$5]" office:value-type="float" office:value="1.00001967570297" calcext:value-type="float">
            <text:p>1.00001967570297</text:p>
          </table:table-cell>
          <table:table-cell office:value-type="float" office:value="155989259500" calcext:value-type="float">
            <text:p>155989259500</text:p>
          </table:table-cell>
          <table:table-cell table:formula="of:=[.J6]/[.J$5]" office:value-type="float" office:value="0.998947325201135" calcext:value-type="float">
            <text:p>0.998947325201135</text:p>
          </table:table-cell>
          <table:table-cell table:number-columns-repeated="2"/>
          <table:table-cell office:value-type="float" office:value="152440" calcext:value-type="float">
            <text:p>152440</text:p>
          </table:table-cell>
          <table:table-cell office:value-type="float" office:value="81956340" calcext:value-type="float">
            <text:p>8195634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6]" office:value-type="float" office:value="0.58777" calcext:value-type="float">
            <text:p>0.58777</text:p>
          </table:table-cell>
          <table:table-cell table:formula="of:=1-[.$R6]" office:value-type="float" office:value="0.41223" calcext:value-type="float">
            <text:p>0.41223</text:p>
          </table:table-cell>
          <table:table-cell table:formula="of:=[.$F6]" office:value-type="float" office:value="334686" calcext:value-type="float">
            <text:p>334686</text:p>
          </table:table-cell>
          <table:table-cell table:formula="of:=[.$H6]" office:value-type="float" office:value="0.00186001473467458" calcext:value-type="float">
            <text:p>0.00186001473</text:p>
          </table:table-cell>
          <table:table-cell table:formula="of:=[.$J6]" office:value-type="float" office:value="155989259500" calcext:value-type="float">
            <text:p>155989259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7791" calcext:value-type="float">
            <text:p>0.587791</text:p>
          </table:table-cell>
          <table:table-cell table:formula="of:=[.$B7]/[.$B$5]" office:value-type="float" office:value="0.999967676630203" calcext:value-type="float">
            <text:p>0.999967676630203</text:p>
          </table:table-cell>
          <table:table-cell table:formula="of:=1-[.B7]" office:value-type="float" office:value="0.412209" calcext:value-type="float">
            <text:p>0.412209</text:p>
          </table:table-cell>
          <table:table-cell table:formula="of:=[.$D7]/[.$D$5]" office:value-type="float" office:value="1.00004609524734" calcext:value-type="float">
            <text:p>1.00004609524734</text:p>
          </table:table-cell>
          <table:table-cell office:value-type="float" office:value="334718" calcext:value-type="float">
            <text:p>334718</text:p>
          </table:table-cell>
          <table:table-cell table:formula="of:=[.$F7]/[.$F$5]" office:value-type="float" office:value="1.00009262385453" calcext:value-type="float">
            <text:p>1.00009262385453</text:p>
          </table:table-cell>
          <table:table-cell table:formula="of:=[.N7]/[.O7]" office:value-type="float" office:value="0.00186004333297781" calcext:value-type="float">
            <text:p>0.001860043332978</text:p>
          </table:table-cell>
          <table:table-cell table:formula="of:=[.H7]/[.H$5]" office:value-type="float" office:value="1.00003505131554" calcext:value-type="float">
            <text:p>1.00003505131554</text:p>
          </table:table-cell>
          <table:table-cell office:value-type="float" office:value="155931567500" calcext:value-type="float">
            <text:p>155931567500</text:p>
          </table:table-cell>
          <table:table-cell table:formula="of:=[.J7]/[.J$5]" office:value-type="float" office:value="0.998577868552195" calcext:value-type="float">
            <text:p>0.998577868552195</text:p>
          </table:table-cell>
          <table:table-cell table:number-columns-repeated="2"/>
          <table:table-cell office:value-type="float" office:value="151009" calcext:value-type="float">
            <text:p>151009</text:p>
          </table:table-cell>
          <table:table-cell office:value-type="float" office:value="81185743" calcext:value-type="float">
            <text:p>8118574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7]" office:value-type="float" office:value="0.587791" calcext:value-type="float">
            <text:p>0.58779</text:p>
          </table:table-cell>
          <table:table-cell table:formula="of:=1-[.$R7]" office:value-type="float" office:value="0.412209" calcext:value-type="float">
            <text:p>0.41221</text:p>
          </table:table-cell>
          <table:table-cell table:formula="of:=[.$F7]" office:value-type="float" office:value="334718" calcext:value-type="float">
            <text:p>334718</text:p>
          </table:table-cell>
          <table:table-cell table:formula="of:=[.$H7]" office:value-type="float" office:value="0.00186004333297781" calcext:value-type="float">
            <text:p>0.00186004333</text:p>
          </table:table-cell>
          <table:table-cell table:formula="of:=[.$J7]" office:value-type="float" office:value="155931567500" calcext:value-type="float">
            <text:p>155931567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7792" calcext:value-type="float">
            <text:p>0.587792</text:p>
          </table:table-cell>
          <table:table-cell table:formula="of:=[.$B8]/[.$B$5]" office:value-type="float" office:value="0.999969377860193" calcext:value-type="float">
            <text:p>0.999969377860193</text:p>
          </table:table-cell>
          <table:table-cell table:formula="of:=1-[.B8]" office:value-type="float" office:value="0.412208" calcext:value-type="float">
            <text:p>0.412208</text:p>
          </table:table-cell>
          <table:table-cell table:formula="of:=[.$D8]/[.$D$5]" office:value-type="float" office:value="1.00004366918169" calcext:value-type="float">
            <text:p>1.00004366918169</text:p>
          </table:table-cell>
          <table:table-cell office:value-type="float" office:value="334813" calcext:value-type="float">
            <text:p>334813</text:p>
          </table:table-cell>
          <table:table-cell table:formula="of:=[.$F8]/[.$F$5]" office:value-type="float" office:value="1.00037647115066" calcext:value-type="float">
            <text:p>1.00037647115066</text:p>
          </table:table-cell>
          <table:table-cell table:formula="of:=[.N8]/[.O8]" office:value-type="float" office:value="0.00186005083761411" calcext:value-type="float">
            <text:p>0.001860050837614</text:p>
          </table:table-cell>
          <table:table-cell table:formula="of:=[.H8]/[.H$5]" office:value-type="float" office:value="1.00003908611366" calcext:value-type="float">
            <text:p>1.00003908611366</text:p>
          </table:table-cell>
          <table:table-cell office:value-type="float" office:value="155908915500" calcext:value-type="float">
            <text:p>155908915500</text:p>
          </table:table-cell>
          <table:table-cell table:formula="of:=[.J8]/[.J$5]" office:value-type="float" office:value="0.998432806290325" calcext:value-type="float">
            <text:p>0.998432806290325</text:p>
          </table:table-cell>
          <table:table-cell table:number-columns-repeated="2"/>
          <table:table-cell office:value-type="float" office:value="153056" calcext:value-type="float">
            <text:p>153056</text:p>
          </table:table-cell>
          <table:table-cell office:value-type="float" office:value="82285923" calcext:value-type="float">
            <text:p>8228592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8]" office:value-type="float" office:value="0.587792" calcext:value-type="float">
            <text:p>0.58779</text:p>
          </table:table-cell>
          <table:table-cell table:formula="of:=1-[.$R8]" office:value-type="float" office:value="0.412208" calcext:value-type="float">
            <text:p>0.41221</text:p>
          </table:table-cell>
          <table:table-cell table:formula="of:=[.$F8]" office:value-type="float" office:value="334813" calcext:value-type="float">
            <text:p>334813</text:p>
          </table:table-cell>
          <table:table-cell table:formula="of:=[.$H8]" office:value-type="float" office:value="0.00186005083761411" calcext:value-type="float">
            <text:p>0.00186005084</text:p>
          </table:table-cell>
          <table:table-cell table:formula="of:=[.$J8]" office:value-type="float" office:value="155908915500" calcext:value-type="float">
            <text:p>155908915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7792" calcext:value-type="float">
            <text:p>0.587792</text:p>
          </table:table-cell>
          <table:table-cell table:formula="of:=[.$B9]/[.$B$5]" office:value-type="float" office:value="0.999969377860193" calcext:value-type="float">
            <text:p>0.999969377860193</text:p>
          </table:table-cell>
          <table:table-cell table:formula="of:=1-[.B9]" office:value-type="float" office:value="0.412208" calcext:value-type="float">
            <text:p>0.412208</text:p>
          </table:table-cell>
          <table:table-cell table:formula="of:=[.$D9]/[.$D$5]" office:value-type="float" office:value="1.00004366918169" calcext:value-type="float">
            <text:p>1.00004366918169</text:p>
          </table:table-cell>
          <table:table-cell office:value-type="float" office:value="335357" calcext:value-type="float">
            <text:p>335357</text:p>
          </table:table-cell>
          <table:table-cell table:formula="of:=[.$F9]/[.$F$5]" office:value-type="float" office:value="1.00200187040429" calcext:value-type="float">
            <text:p>1.00200187040429</text:p>
          </table:table-cell>
          <table:table-cell table:formula="of:=[.N9]/[.O9]" office:value-type="float" office:value="0.00186005733635758" calcext:value-type="float">
            <text:p>0.001860057336358</text:p>
          </table:table-cell>
          <table:table-cell table:formula="of:=[.H9]/[.H$5]" office:value-type="float" office:value="1.00004258010283" calcext:value-type="float">
            <text:p>1.00004258010283</text:p>
          </table:table-cell>
          <table:table-cell office:value-type="float" office:value="155900073000" calcext:value-type="float">
            <text:p>155900073000</text:p>
          </table:table-cell>
          <table:table-cell table:formula="of:=[.J9]/[.J$5]" office:value-type="float" office:value="0.998376179367732" calcext:value-type="float">
            <text:p>0.998376179367732</text:p>
          </table:table-cell>
          <table:table-cell table:number-columns-repeated="2"/>
          <table:table-cell office:value-type="float" office:value="155203" calcext:value-type="float">
            <text:p>155203</text:p>
          </table:table-cell>
          <table:table-cell office:value-type="float" office:value="83439901" calcext:value-type="float">
            <text:p>834399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9]" office:value-type="float" office:value="0.587792" calcext:value-type="float">
            <text:p>0.58779</text:p>
          </table:table-cell>
          <table:table-cell table:formula="of:=1-[.$R9]" office:value-type="float" office:value="0.412208" calcext:value-type="float">
            <text:p>0.41221</text:p>
          </table:table-cell>
          <table:table-cell table:formula="of:=[.$F9]" office:value-type="float" office:value="335357" calcext:value-type="float">
            <text:p>335357</text:p>
          </table:table-cell>
          <table:table-cell table:formula="of:=[.$H9]" office:value-type="float" office:value="0.00186005733635758" calcext:value-type="float">
            <text:p>0.00186005734</text:p>
          </table:table-cell>
          <table:table-cell table:formula="of:=[.$J9]" office:value-type="float" office:value="155900073000" calcext:value-type="float">
            <text:p>155900073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88036" calcext:value-type="float">
            <text:p>0.588036</text:p>
          </table:table-cell>
          <table:table-cell table:formula="of:=[.$B10]/[.$B$5]" office:value-type="float" office:value="1.00038447797758" calcext:value-type="float">
            <text:p>1.00038447797758</text:p>
          </table:table-cell>
          <table:table-cell table:formula="of:=1-[.B10]" office:value-type="float" office:value="0.411964" calcext:value-type="float">
            <text:p>0.411964</text:p>
          </table:table-cell>
          <table:table-cell table:formula="of:=[.$D10]/[.$D$5]" office:value-type="float" office:value="0.99945170916325" calcext:value-type="float">
            <text:p>0.99945170916325</text:p>
          </table:table-cell>
          <table:table-cell office:value-type="float" office:value="335552" calcext:value-type="float">
            <text:p>335552</text:p>
          </table:table-cell>
          <table:table-cell table:formula="of:=[.$F10]/[.$F$5]" office:value-type="float" office:value="1.00258450432792" calcext:value-type="float">
            <text:p>1.00258450432792</text:p>
          </table:table-cell>
          <table:table-cell table:formula="of:=[.N10]/[.O10]" office:value-type="float" office:value="0.00186005864847697" calcext:value-type="float">
            <text:p>0.001860058648477</text:p>
          </table:table-cell>
          <table:table-cell table:formula="of:=[.H10]/[.H$5]" office:value-type="float" office:value="1.00004328555165" calcext:value-type="float">
            <text:p>1.00004328555165</text:p>
          </table:table-cell>
          <table:table-cell office:value-type="float" office:value="155895158500" calcext:value-type="float">
            <text:p>155895158500</text:p>
          </table:table-cell>
          <table:table-cell table:formula="of:=[.J10]/[.J$5]" office:value-type="float" office:value="0.998344707158393" calcext:value-type="float">
            <text:p>0.998344707158393</text:p>
          </table:table-cell>
          <table:table-cell table:number-columns-repeated="2"/>
          <table:table-cell office:value-type="float" office:value="154393" calcext:value-type="float">
            <text:p>154393</text:p>
          </table:table-cell>
          <table:table-cell office:value-type="float" office:value="83004372" calcext:value-type="float">
            <text:p>8300437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10]" office:value-type="float" office:value="0.588036" calcext:value-type="float">
            <text:p>0.58804</text:p>
          </table:table-cell>
          <table:table-cell table:formula="of:=1-[.$R10]" office:value-type="float" office:value="0.411964" calcext:value-type="float">
            <text:p>0.41196</text:p>
          </table:table-cell>
          <table:table-cell table:formula="of:=[.$F10]" office:value-type="float" office:value="335552" calcext:value-type="float">
            <text:p>335552</text:p>
          </table:table-cell>
          <table:table-cell table:formula="of:=[.$H10]" office:value-type="float" office:value="0.00186005864847697" calcext:value-type="float">
            <text:p>0.00186005865</text:p>
          </table:table-cell>
          <table:table-cell table:formula="of:=[.$J10]" office:value-type="float" office:value="155895158500" calcext:value-type="float">
            <text:p>1558951585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88688" calcext:value-type="float">
            <text:p>0.588688</text:p>
          </table:table-cell>
          <table:table-cell table:formula="of:=[.$B11]/[.$B$5]" office:value-type="float" office:value="1.00149367993059" calcext:value-type="float">
            <text:p>1.00149367993059</text:p>
          </table:table-cell>
          <table:table-cell table:formula="of:=1-[.B11]" office:value-type="float" office:value="0.411312" calcext:value-type="float">
            <text:p>0.411312</text:p>
          </table:table-cell>
          <table:table-cell table:formula="of:=[.$D11]/[.$D$5]" office:value-type="float" office:value="0.997869914359883" calcext:value-type="float">
            <text:p>0.997869914359883</text:p>
          </table:table-cell>
          <table:table-cell office:value-type="float" office:value="335780" calcext:value-type="float">
            <text:p>335780</text:p>
          </table:table-cell>
          <table:table-cell table:formula="of:=[.$F11]/[.$F$5]" office:value-type="float" office:value="1.00326573783864" calcext:value-type="float">
            <text:p>1.00326573783864</text:p>
          </table:table-cell>
          <table:table-cell table:formula="of:=[.N11]/[.O11]" office:value-type="float" office:value="0.00186005585292142" calcext:value-type="float">
            <text:p>0.001860055852921</text:p>
          </table:table-cell>
          <table:table-cell table:formula="of:=[.H11]/[.H$5]" office:value-type="float" office:value="1.00004178254713" calcext:value-type="float">
            <text:p>1.00004178254713</text:p>
          </table:table-cell>
          <table:table-cell office:value-type="float" office:value="155895009000" calcext:value-type="float">
            <text:p>155895009000</text:p>
          </table:table-cell>
          <table:table-cell table:formula="of:=[.J11]/[.J$5]" office:value-type="float" office:value="0.998343749767957" calcext:value-type="float">
            <text:p>0.998343749767957</text:p>
          </table:table-cell>
          <table:table-cell table:number-columns-repeated="2"/>
          <table:table-cell office:value-type="float" office:value="154987" calcext:value-type="float">
            <text:p>154987</text:p>
          </table:table-cell>
          <table:table-cell office:value-type="float" office:value="83323842" calcext:value-type="float">
            <text:p>833238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$B11]" office:value-type="float" office:value="0.588688" calcext:value-type="float">
            <text:p>0.58869</text:p>
          </table:table-cell>
          <table:table-cell table:formula="of:=1-[.$R11]" office:value-type="float" office:value="0.411312" calcext:value-type="float">
            <text:p>0.41131</text:p>
          </table:table-cell>
          <table:table-cell table:formula="of:=[.$F11]" office:value-type="float" office:value="335780" calcext:value-type="float">
            <text:p>335780</text:p>
          </table:table-cell>
          <table:table-cell table:formula="of:=[.$H11]" office:value-type="float" office:value="0.00186005585292142" calcext:value-type="float">
            <text:p>0.00186005585</text:p>
          </table:table-cell>
          <table:table-cell table:formula="of:=[.$J11]" office:value-type="float" office:value="155895009000" calcext:value-type="float">
            <text:p>155895009000</text:p>
          </table:table-cell>
        </table:table-row>
        <table:table-row table:style-name="ro1" table:number-rows-repeated="3">
          <table:table-cell table:number-columns-repeated="16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256kB</text:p>
          </table:table-cell>
          <table:table-cell table:number-columns-repeated="15"/>
          <table:table-cell table:style-name="ce1" office:value-type="string" calcext:value-type="string" table:number-columns-spanned="6" table:number-rows-spanned="1">
            <text:p>256kB L2 Cache 128x128 Matrix Multiply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Tile Size</text:p>
          </table:table-cell>
          <table:table-cell office:value-type="string" calcext:value-type="string">
            <text:p>Miss Rate</text:p>
          </table:table-cell>
          <table:table-cell office:value-type="string" calcext:value-type="string">
            <text:p>Miss Rate Norm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Hit Rate Normalized</text:p>
          </table:table-cell>
          <table:table-cell office:value-type="string" calcext:value-type="string">
            <text:p>Cache Write Backs</text:p>
          </table:table-cell>
          <table:table-cell office:value-type="string" calcext:value-type="string">
            <text:p>Cache Write Backs Normalized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IPC Normalized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Simulation Time Normaliz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office:value-type="string" calcext:value-type="string">
            <text:p>Tick</text:p>
          </table:table-cell>
          <table:table-cell/>
          <table:table-cell table:style-name="ce4" office:value-type="string" calcext:value-type="string">
            <text:p>Tile Size</text:p>
          </table:table-cell>
          <table:table-cell table:style-name="ce7" office:value-type="string" calcext:value-type="string">
            <text:p>Miss Rate</text:p>
          </table:table-cell>
          <table:table-cell table:style-name="ce7" office:value-type="string" calcext:value-type="string">
            <text:p>Hit Rate</text:p>
          </table:table-cell>
          <table:table-cell table:style-name="ce7" office:value-type="string" calcext:value-type="string">
            <text:p>Cache Writebacks</text:p>
          </table:table-cell>
          <table:table-cell table:style-name="ce7" office:value-type="string" calcext:value-type="string">
            <text:p>IPC (inst/tick)</text:p>
          </table:table-cell>
          <table:table-cell table:style-name="ce7" office:value-type="string" calcext:value-type="string">
            <text:p>Simul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7861" calcext:value-type="float">
            <text:p>0.437861</text:p>
          </table:table-cell>
          <table:table-cell table:formula="of:=[.$B17]/[.$B$17]" office:value-type="float" office:value="1" calcext:value-type="float">
            <text:p>1</text:p>
          </table:table-cell>
          <table:table-cell table:formula="of:=1-[.B17]" office:value-type="float" office:value="0.562139" calcext:value-type="float">
            <text:p>0.562139</text:p>
          </table:table-cell>
          <table:table-cell table:formula="of:=[.$D17]/[.$D$17]" office:value-type="float" office:value="1" calcext:value-type="float">
            <text:p>1</text:p>
          </table:table-cell>
          <table:table-cell office:value-type="float" office:value="289594" calcext:value-type="float">
            <text:p>289594</text:p>
          </table:table-cell>
          <table:table-cell table:formula="of:=[.$F17]/[.$F$17]" office:value-type="float" office:value="1" calcext:value-type="float">
            <text:p>1</text:p>
          </table:table-cell>
          <table:table-cell table:formula="of:=[.N17]/[.O17]" office:value-type="float" office:value="0.00185998452201106" calcext:value-type="float">
            <text:p>0.001859984522011</text:p>
          </table:table-cell>
          <table:table-cell table:formula="of:=[.H17]/[.H$17]" office:value-type="float" office:value="1" calcext:value-type="float">
            <text:p>1</text:p>
          </table:table-cell>
          <table:table-cell office:value-type="float" office:value="156153638500" calcext:value-type="float">
            <text:p>156153638500</text:p>
          </table:table-cell>
          <table:table-cell table:formula="of:=[.J17]/[.J$17]" office:value-type="float" office:value="1" calcext:value-type="float">
            <text:p>1</text:p>
          </table:table-cell>
          <table:table-cell table:number-columns-repeated="2"/>
          <table:table-cell office:value-type="float" office:value="153709" calcext:value-type="float">
            <text:p>153709</text:p>
          </table:table-cell>
          <table:table-cell office:value-type="float" office:value="82639935" calcext:value-type="float">
            <text:p>8263993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17]" office:value-type="float" office:value="0.437861" calcext:value-type="float">
            <text:p>0.43786</text:p>
          </table:table-cell>
          <table:table-cell table:formula="of:=1-[.$R17]" office:value-type="float" office:value="0.562139" calcext:value-type="float">
            <text:p>0.56214</text:p>
          </table:table-cell>
          <table:table-cell table:formula="of:=[.$F17]" office:value-type="float" office:value="289594" calcext:value-type="float">
            <text:p>289594</text:p>
          </table:table-cell>
          <table:table-cell table:formula="of:=[.$H17]" office:value-type="float" office:value="0.00185998452201106" calcext:value-type="float">
            <text:p>0.00185998452</text:p>
          </table:table-cell>
          <table:table-cell table:formula="of:=[.$J17]" office:value-type="float" office:value="156153638500" calcext:value-type="float">
            <text:p>156153638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7844" calcext:value-type="float">
            <text:p>0.437844</text:p>
          </table:table-cell>
          <table:table-cell table:formula="of:=[.$B18]/[.$B$17]" office:value-type="float" office:value="0.999961174893402" calcext:value-type="float">
            <text:p>0.999961174893402</text:p>
          </table:table-cell>
          <table:table-cell table:formula="of:=1-[.B18]" office:value-type="float" office:value="0.562156" calcext:value-type="float">
            <text:p>0.562156</text:p>
          </table:table-cell>
          <table:table-cell table:formula="of:=[.$D18]/[.$D$17]" office:value-type="float" office:value="1.00003024163063" calcext:value-type="float">
            <text:p>1.00003024163063</text:p>
          </table:table-cell>
          <table:table-cell office:value-type="float" office:value="289600" calcext:value-type="float">
            <text:p>289600</text:p>
          </table:table-cell>
          <table:table-cell table:formula="of:=[.$F18]/[.$F$17]" office:value-type="float" office:value="1.0000207186613" calcext:value-type="float">
            <text:p>1.0000207186613</text:p>
          </table:table-cell>
          <table:table-cell table:formula="of:=[.N18]/[.O18]" office:value-type="float" office:value="0.00181938906054071" calcext:value-type="float">
            <text:p>0.001819389060541</text:p>
          </table:table-cell>
          <table:table-cell table:formula="of:=[.H18]/[.H$17]" office:value-type="float" office:value="0.978174301457919" calcext:value-type="float">
            <text:p>0.978174301457919</text:p>
          </table:table-cell>
          <table:table-cell office:value-type="float" office:value="155989259500" calcext:value-type="float">
            <text:p>155989259500</text:p>
          </table:table-cell>
          <table:table-cell table:formula="of:=[.J18]/[.J$17]" office:value-type="float" office:value="0.998947325201135" calcext:value-type="float">
            <text:p>0.998947325201135</text:p>
          </table:table-cell>
          <table:table-cell table:number-columns-repeated="2"/>
          <table:table-cell office:value-type="float" office:value="153671" calcext:value-type="float">
            <text:p>153671</text:p>
          </table:table-cell>
          <table:table-cell office:value-type="float" office:value="84462968" calcext:value-type="float">
            <text:p>8446296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18]" office:value-type="float" office:value="0.437844" calcext:value-type="float">
            <text:p>0.43784</text:p>
          </table:table-cell>
          <table:table-cell table:formula="of:=1-[.$R18]" office:value-type="float" office:value="0.562156" calcext:value-type="float">
            <text:p>0.56216</text:p>
          </table:table-cell>
          <table:table-cell table:formula="of:=[.$F18]" office:value-type="float" office:value="289600" calcext:value-type="float">
            <text:p>289600</text:p>
          </table:table-cell>
          <table:table-cell table:formula="of:=[.$H18]" office:value-type="float" office:value="0.00181938906054071" calcext:value-type="float">
            <text:p>0.00181938906</text:p>
          </table:table-cell>
          <table:table-cell table:formula="of:=[.$J18]" office:value-type="float" office:value="155989259500" calcext:value-type="float">
            <text:p>155989259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7802" calcext:value-type="float">
            <text:p>0.437802</text:p>
          </table:table-cell>
          <table:table-cell table:formula="of:=[.$B19]/[.$B$17]" office:value-type="float" office:value="0.999865254041808" calcext:value-type="float">
            <text:p>0.999865254041808</text:p>
          </table:table-cell>
          <table:table-cell table:formula="of:=1-[.B19]" office:value-type="float" office:value="0.562198" calcext:value-type="float">
            <text:p>0.562198</text:p>
          </table:table-cell>
          <table:table-cell table:formula="of:=[.$D19]/[.$D$17]" office:value-type="float" office:value="1.00010495624748" calcext:value-type="float">
            <text:p>1.00010495624748</text:p>
          </table:table-cell>
          <table:table-cell office:value-type="float" office:value="289627" calcext:value-type="float">
            <text:p>289627</text:p>
          </table:table-cell>
          <table:table-cell table:formula="of:=[.$F19]/[.$F$17]" office:value-type="float" office:value="1.00011395263714" calcext:value-type="float">
            <text:p>1.00011395263714</text:p>
          </table:table-cell>
          <table:table-cell table:formula="of:=[.N19]/[.O19]" office:value-type="float" office:value="0.00186003710986581" calcext:value-type="float">
            <text:p>0.001860037109866</text:p>
          </table:table-cell>
          <table:table-cell table:formula="of:=[.H19]/[.H$17]" office:value-type="float" office:value="1.00002827327547" calcext:value-type="float">
            <text:p>1.00002827327547</text:p>
          </table:table-cell>
          <table:table-cell office:value-type="float" office:value="155931567500" calcext:value-type="float">
            <text:p>155931567500</text:p>
          </table:table-cell>
          <table:table-cell table:formula="of:=[.J19]/[.J$17]" office:value-type="float" office:value="0.998577868552195" calcext:value-type="float">
            <text:p>0.998577868552195</text:p>
          </table:table-cell>
          <table:table-cell table:number-columns-repeated="2"/>
          <table:table-cell office:value-type="float" office:value="154327" calcext:value-type="float">
            <text:p>154327</text:p>
          </table:table-cell>
          <table:table-cell office:value-type="float" office:value="82969850" calcext:value-type="float">
            <text:p>829698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19]" office:value-type="float" office:value="0.437802" calcext:value-type="float">
            <text:p>0.43780</text:p>
          </table:table-cell>
          <table:table-cell table:formula="of:=1-[.$R19]" office:value-type="float" office:value="0.562198" calcext:value-type="float">
            <text:p>0.56220</text:p>
          </table:table-cell>
          <table:table-cell table:formula="of:=[.$F19]" office:value-type="float" office:value="289627" calcext:value-type="float">
            <text:p>289627</text:p>
          </table:table-cell>
          <table:table-cell table:formula="of:=[.$H19]" office:value-type="float" office:value="0.00186003710986581" calcext:value-type="float">
            <text:p>0.00186003711</text:p>
          </table:table-cell>
          <table:table-cell table:formula="of:=[.$J19]" office:value-type="float" office:value="155931567500" calcext:value-type="float">
            <text:p>155931567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783" calcext:value-type="float">
            <text:p>0.43783</text:p>
          </table:table-cell>
          <table:table-cell table:formula="of:=[.$B20]/[.$B$17]" office:value-type="float" office:value="0.999929201276204" calcext:value-type="float">
            <text:p>0.999929201276204</text:p>
          </table:table-cell>
          <table:table-cell table:formula="of:=1-[.B20]" office:value-type="float" office:value="0.56217" calcext:value-type="float">
            <text:p>0.56217</text:p>
          </table:table-cell>
          <table:table-cell table:formula="of:=[.$D20]/[.$D$17]" office:value-type="float" office:value="1.00005514650291" calcext:value-type="float">
            <text:p>1.00005514650291</text:p>
          </table:table-cell>
          <table:table-cell office:value-type="float" office:value="289722" calcext:value-type="float">
            <text:p>289722</text:p>
          </table:table-cell>
          <table:table-cell table:formula="of:=[.$F20]/[.$F$17]" office:value-type="float" office:value="1.0004419981077" calcext:value-type="float">
            <text:p>1.0004419981077</text:p>
          </table:table-cell>
          <table:table-cell table:formula="of:=[.N20]/[.O20]" office:value-type="float" office:value="0.00186005419096931" calcext:value-type="float">
            <text:p>0.001860054190969</text:p>
          </table:table-cell>
          <table:table-cell table:formula="of:=[.H20]/[.H$17]" office:value-type="float" office:value="1.00003745674086" calcext:value-type="float">
            <text:p>1.00003745674086</text:p>
          </table:table-cell>
          <table:table-cell office:value-type="float" office:value="155908915500" calcext:value-type="float">
            <text:p>155908915500</text:p>
          </table:table-cell>
          <table:table-cell table:formula="of:=[.J20]/[.J$17]" office:value-type="float" office:value="0.998432806290325" calcext:value-type="float">
            <text:p>0.998432806290325</text:p>
          </table:table-cell>
          <table:table-cell table:number-columns-repeated="2"/>
          <table:table-cell office:value-type="float" office:value="154899" calcext:value-type="float">
            <text:p>154899</text:p>
          </table:table-cell>
          <table:table-cell office:value-type="float" office:value="83276606" calcext:value-type="float">
            <text:p>8327660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20]" office:value-type="float" office:value="0.43783" calcext:value-type="float">
            <text:p>0.43783</text:p>
          </table:table-cell>
          <table:table-cell table:formula="of:=1-[.$R20]" office:value-type="float" office:value="0.56217" calcext:value-type="float">
            <text:p>0.56217</text:p>
          </table:table-cell>
          <table:table-cell table:formula="of:=[.$F20]" office:value-type="float" office:value="289722" calcext:value-type="float">
            <text:p>289722</text:p>
          </table:table-cell>
          <table:table-cell table:formula="of:=[.$H20]" office:value-type="float" office:value="0.00186005419096931" calcext:value-type="float">
            <text:p>0.00186005419</text:p>
          </table:table-cell>
          <table:table-cell table:formula="of:=[.$J20]" office:value-type="float" office:value="155908915500" calcext:value-type="float">
            <text:p>155908915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8931" calcext:value-type="float">
            <text:p>0.438931</text:p>
          </table:table-cell>
          <table:table-cell table:formula="of:=[.$B21]/[.$B$17]" office:value-type="float" office:value="1.00244369788586" calcext:value-type="float">
            <text:p>1.00244369788586</text:p>
          </table:table-cell>
          <table:table-cell table:formula="of:=1-[.B21]" office:value-type="float" office:value="0.561069" calcext:value-type="float">
            <text:p>0.561069</text:p>
          </table:table-cell>
          <table:table-cell table:formula="of:=[.$D21]/[.$D$17]" office:value-type="float" office:value="0.998096556189839" calcext:value-type="float">
            <text:p>0.998096556189839</text:p>
          </table:table-cell>
          <table:table-cell office:value-type="float" office:value="290906" calcext:value-type="float">
            <text:p>290906</text:p>
          </table:table-cell>
          <table:table-cell table:formula="of:=[.$F21]/[.$F$17]" office:value-type="float" office:value="1.00453048060388" calcext:value-type="float">
            <text:p>1.00453048060388</text:p>
          </table:table-cell>
          <table:table-cell table:formula="of:=[.N21]/[.O21]" office:value-type="float" office:value="0.00186005777111692" calcext:value-type="float">
            <text:p>0.001860057771117</text:p>
          </table:table-cell>
          <table:table-cell table:formula="of:=[.H21]/[.H$17]" office:value-type="float" office:value="1.00003938156743" calcext:value-type="float">
            <text:p>1.00003938156743</text:p>
          </table:table-cell>
          <table:table-cell office:value-type="float" office:value="155900073000" calcext:value-type="float">
            <text:p>155900073000</text:p>
          </table:table-cell>
          <table:table-cell table:formula="of:=[.J21]/[.J$17]" office:value-type="float" office:value="0.998376179367732" calcext:value-type="float">
            <text:p>0.998376179367732</text:p>
          </table:table-cell>
          <table:table-cell table:number-columns-repeated="2"/>
          <table:table-cell office:value-type="float" office:value="157106" calcext:value-type="float">
            <text:p>157106</text:p>
          </table:table-cell>
          <table:table-cell office:value-type="float" office:value="84462968" calcext:value-type="float">
            <text:p>844629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21]" office:value-type="float" office:value="0.438931" calcext:value-type="float">
            <text:p>0.43893</text:p>
          </table:table-cell>
          <table:table-cell table:formula="of:=1-[.$R21]" office:value-type="float" office:value="0.561069" calcext:value-type="float">
            <text:p>0.56107</text:p>
          </table:table-cell>
          <table:table-cell table:formula="of:=[.$F21]" office:value-type="float" office:value="290906" calcext:value-type="float">
            <text:p>290906</text:p>
          </table:table-cell>
          <table:table-cell table:formula="of:=[.$H21]" office:value-type="float" office:value="0.00186005777111692" calcext:value-type="float">
            <text:p>0.00186005777</text:p>
          </table:table-cell>
          <table:table-cell table:formula="of:=[.$J21]" office:value-type="float" office:value="155900073000" calcext:value-type="float">
            <text:p>155900073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3784" calcext:value-type="float">
            <text:p>0.43784</text:p>
          </table:table-cell>
          <table:table-cell table:formula="of:=[.$B22]/[.$B$17]" office:value-type="float" office:value="0.999952039574203" calcext:value-type="float">
            <text:p>0.999952039574203</text:p>
          </table:table-cell>
          <table:table-cell table:formula="of:=1-[.B22]" office:value-type="float" office:value="0.56216" calcext:value-type="float">
            <text:p>0.56216</text:p>
          </table:table-cell>
          <table:table-cell table:formula="of:=[.$D22]/[.$D$17]" office:value-type="float" office:value="1.00003735730842" calcext:value-type="float">
            <text:p>1.00003735730842</text:p>
          </table:table-cell>
          <table:table-cell office:value-type="float" office:value="290477" calcext:value-type="float">
            <text:p>290477</text:p>
          </table:table-cell>
          <table:table-cell table:formula="of:=[.$F22]/[.$F$17]" office:value-type="float" office:value="1.00304909632106" calcext:value-type="float">
            <text:p>1.00304909632106</text:p>
          </table:table-cell>
          <table:table-cell table:formula="of:=[.N22]/[.O22]" office:value-type="float" office:value="0.00186006252016948" calcext:value-type="float">
            <text:p>0.001860062520169</text:p>
          </table:table-cell>
          <table:table-cell table:formula="of:=[.H22]/[.H$17]" office:value-type="float" office:value="1.00004193484274" calcext:value-type="float">
            <text:p>1.00004193484274</text:p>
          </table:table-cell>
          <table:table-cell office:value-type="float" office:value="155895158500" calcext:value-type="float">
            <text:p>155895158500</text:p>
          </table:table-cell>
          <table:table-cell table:formula="of:=[.J22]/[.J$17]" office:value-type="float" office:value="0.998344707158393" calcext:value-type="float">
            <text:p>0.998344707158393</text:p>
          </table:table-cell>
          <table:table-cell table:number-columns-repeated="2"/>
          <table:table-cell office:value-type="float" office:value="154477" calcext:value-type="float">
            <text:p>154477</text:p>
          </table:table-cell>
          <table:table-cell office:value-type="float" office:value="83049359" calcext:value-type="float">
            <text:p>8304935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22]" office:value-type="float" office:value="0.43784" calcext:value-type="float">
            <text:p>0.43784</text:p>
          </table:table-cell>
          <table:table-cell table:formula="of:=1-[.$R22]" office:value-type="float" office:value="0.56216" calcext:value-type="float">
            <text:p>0.56216</text:p>
          </table:table-cell>
          <table:table-cell table:formula="of:=[.$F22]" office:value-type="float" office:value="290477" calcext:value-type="float">
            <text:p>290477</text:p>
          </table:table-cell>
          <table:table-cell table:formula="of:=[.$H22]" office:value-type="float" office:value="0.00186006252016948" calcext:value-type="float">
            <text:p>0.00186006252</text:p>
          </table:table-cell>
          <table:table-cell table:formula="of:=[.$J22]" office:value-type="float" office:value="155895158500" calcext:value-type="float">
            <text:p>1558951585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3827" calcext:value-type="float">
            <text:p>0.43827</text:p>
          </table:table-cell>
          <table:table-cell table:formula="of:=[.$B23]/[.$B$17]" office:value-type="float" office:value="1.00093408638815" calcext:value-type="float">
            <text:p>1.00093408638815</text:p>
          </table:table-cell>
          <table:table-cell table:formula="of:=1-[.B23]" office:value-type="float" office:value="0.56173" calcext:value-type="float">
            <text:p>0.56173</text:p>
          </table:table-cell>
          <table:table-cell table:formula="of:=[.$D23]/[.$D$17]" office:value-type="float" office:value="0.999272421945462" calcext:value-type="float">
            <text:p>0.999272421945462</text:p>
          </table:table-cell>
          <table:table-cell office:value-type="float" office:value="290853" calcext:value-type="float">
            <text:p>290853</text:p>
          </table:table-cell>
          <table:table-cell table:formula="of:=[.$F23]/[.$F$17]" office:value-type="float" office:value="1.00434746576241" calcext:value-type="float">
            <text:p>1.00434746576241</text:p>
          </table:table-cell>
          <table:table-cell table:formula="of:=[.N23]/[.O23]" office:value-type="float" office:value="0.00186006106926165" calcext:value-type="float">
            <text:p>0.001860061069262</text:p>
          </table:table-cell>
          <table:table-cell table:formula="of:=[.H23]/[.H$17]" office:value-type="float" office:value="1.00004115477827" calcext:value-type="float">
            <text:p>1.00004115477827</text:p>
          </table:table-cell>
          <table:table-cell office:value-type="float" office:value="155895009000" calcext:value-type="float">
            <text:p>155895009000</text:p>
          </table:table-cell>
          <table:table-cell table:formula="of:=[.J23]/[.J$17]" office:value-type="float" office:value="0.998343749767957" calcext:value-type="float">
            <text:p>0.998343749767957</text:p>
          </table:table-cell>
          <table:table-cell table:number-columns-repeated="2"/>
          <table:table-cell office:value-type="float" office:value="154132" calcext:value-type="float">
            <text:p>154132</text:p>
          </table:table-cell>
          <table:table-cell office:value-type="float" office:value="82863946" calcext:value-type="float">
            <text:p>8286394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$B23]" office:value-type="float" office:value="0.43827" calcext:value-type="float">
            <text:p>0.43827</text:p>
          </table:table-cell>
          <table:table-cell table:formula="of:=1-[.$R23]" office:value-type="float" office:value="0.56173" calcext:value-type="float">
            <text:p>0.56173</text:p>
          </table:table-cell>
          <table:table-cell table:formula="of:=[.$F23]" office:value-type="float" office:value="290853" calcext:value-type="float">
            <text:p>290853</text:p>
          </table:table-cell>
          <table:table-cell table:formula="of:=[.$H23]" office:value-type="float" office:value="0.00186006106926165" calcext:value-type="float">
            <text:p>0.00186006107</text:p>
          </table:table-cell>
          <table:table-cell table:formula="of:=[.$J23]" office:value-type="float" office:value="155895009000" calcext:value-type="float">
            <text:p>155895009000</text:p>
          </table:table-cell>
        </table:table-row>
        <table:table-row table:style-name="ro1" table:number-rows-repeated="2">
          <table:table-cell table:number-columns-repeated="16"/>
          <table:table-cell table:style-name="Default" table:number-columns-repeated="3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64kB</text:p>
          </table:table-cell>
          <table:table-cell table:number-columns-repeated="15"/>
          <table:table-cell table:style-name="ce1" office:value-type="string" calcext:value-type="string" table:number-columns-spanned="6" table:number-rows-spanned="1">
            <text:p>64kB L2 Cache 128x128 Matrix Multiply</text:p>
          </table:table-cell>
          <table:covered-table-cell table:number-columns-repeated="2" table:style-name="Default"/>
          <table:covered-table-cell/>
          <table:covered-table-cell table:style-name="Default"/>
          <table:covered-table-cell/>
        </table:table-row>
        <table:table-row table:style-name="ro1">
          <table:table-cell office:value-type="string" calcext:value-type="string">
            <text:p>Tile Size</text:p>
          </table:table-cell>
          <table:table-cell office:value-type="string" calcext:value-type="string">
            <text:p>Miss Rate</text:p>
          </table:table-cell>
          <table:table-cell office:value-type="string" calcext:value-type="string">
            <text:p>Miss Rate Norm</text:p>
          </table:table-cell>
          <table:table-cell office:value-type="string" calcext:value-type="string">
            <text:p>Hit Rate</text:p>
          </table:table-cell>
          <table:table-cell office:value-type="string" calcext:value-type="string">
            <text:p>Hit Rate Normalized</text:p>
          </table:table-cell>
          <table:table-cell office:value-type="string" calcext:value-type="string">
            <text:p>Cache Write Backs</text:p>
          </table:table-cell>
          <table:table-cell office:value-type="string" calcext:value-type="string">
            <text:p>Cache Write Backs Normalized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IPC Normalized</text:p>
          </table:table-cell>
          <table:table-cell office:value-type="string" calcext:value-type="string">
            <text:p>Simulation Time</text:p>
          </table:table-cell>
          <table:table-cell office:value-type="string" calcext:value-type="string">
            <text:p>Simulation Time Normaliz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office:value-type="string" calcext:value-type="string">
            <text:p>Tick</text:p>
          </table:table-cell>
          <table:table-cell/>
          <table:table-cell table:style-name="ce4" office:value-type="string" calcext:value-type="string">
            <text:p>Tile Size</text:p>
          </table:table-cell>
          <table:table-cell table:style-name="ce7" office:value-type="string" calcext:value-type="string">
            <text:p>Miss Rate</text:p>
          </table:table-cell>
          <table:table-cell table:style-name="ce7" office:value-type="string" calcext:value-type="string">
            <text:p>Hit Rate</text:p>
          </table:table-cell>
          <table:table-cell table:style-name="ce7" office:value-type="string" calcext:value-type="string">
            <text:p>Cache Writebacks</text:p>
          </table:table-cell>
          <table:table-cell table:style-name="ce7" office:value-type="string" calcext:value-type="string">
            <text:p>IPC (inst/tick)</text:p>
          </table:table-cell>
          <table:table-cell table:style-name="ce7" office:value-type="string" calcext:value-type="string">
            <text:p>Simul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7542" calcext:value-type="float">
            <text:p>0.697542</text:p>
          </table:table-cell>
          <table:table-cell table:formula="of:=[.$B28]/[.$B$28]" office:value-type="float" office:value="1" calcext:value-type="float">
            <text:p>1</text:p>
          </table:table-cell>
          <table:table-cell table:formula="of:=1-[.B28]" office:value-type="float" office:value="0.302458" calcext:value-type="float">
            <text:p>0.302458</text:p>
          </table:table-cell>
          <table:table-cell table:formula="of:=[.$D28]/[.$D$28]" office:value-type="float" office:value="1" calcext:value-type="float">
            <text:p>1</text:p>
          </table:table-cell>
          <table:table-cell office:value-type="float" office:value="357624" calcext:value-type="float">
            <text:p>357624</text:p>
          </table:table-cell>
          <table:table-cell table:formula="of:=[.$F28]/[.$F$28]" office:value-type="float" office:value="1" calcext:value-type="float">
            <text:p>1</text:p>
          </table:table-cell>
          <table:table-cell table:formula="of:=[.N28]/[.O28]" office:value-type="float" office:value="0.00185998084828143" calcext:value-type="float">
            <text:p>0.001859980848281</text:p>
          </table:table-cell>
          <table:table-cell table:formula="of:=[.H28]/[.H$28]" office:value-type="float" office:value="1" calcext:value-type="float">
            <text:p>1</text:p>
          </table:table-cell>
          <table:table-cell office:value-type="float" office:value="156153638500" calcext:value-type="float">
            <text:p>156153638500</text:p>
          </table:table-cell>
          <table:table-cell table:formula="of:=[.J28]/[.J$28]" office:value-type="float" office:value="1" calcext:value-type="float">
            <text:p>1</text:p>
          </table:table-cell>
          <table:table-cell table:number-columns-repeated="2"/>
          <table:table-cell office:value-type="float" office:value="152732" calcext:value-type="float">
            <text:p>152732</text:p>
          </table:table-cell>
          <table:table-cell office:value-type="float" office:value="82114824" calcext:value-type="float">
            <text:p>821148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28]" office:value-type="float" office:value="0.697542" calcext:value-type="float">
            <text:p>0.69754</text:p>
          </table:table-cell>
          <table:table-cell table:formula="of:=1-[.$R28]" office:value-type="float" office:value="0.302458" calcext:value-type="float">
            <text:p>0.30246</text:p>
          </table:table-cell>
          <table:table-cell table:formula="of:=[.$F28]" office:value-type="float" office:value="357624" calcext:value-type="float">
            <text:p>357624</text:p>
          </table:table-cell>
          <table:table-cell table:formula="of:=[.$H28]" office:value-type="float" office:value="0.00185998084828143" calcext:value-type="float">
            <text:p>0.00185998085</text:p>
          </table:table-cell>
          <table:table-cell table:formula="of:=[.$J28]" office:value-type="float" office:value="156153638500" calcext:value-type="float">
            <text:p>156153638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7497" calcext:value-type="float">
            <text:p>0.697497</text:p>
          </table:table-cell>
          <table:table-cell table:formula="of:=[.$B29]/[.$B$28]" office:value-type="float" office:value="0.999935487755576" calcext:value-type="float">
            <text:p>0.999935487755576</text:p>
          </table:table-cell>
          <table:table-cell table:formula="of:=1-[.B29]" office:value-type="float" office:value="0.302503" calcext:value-type="float">
            <text:p>0.302503</text:p>
          </table:table-cell>
          <table:table-cell table:formula="of:=[.$D29]/[.$D$28]" office:value-type="float" office:value="1.00014878098777" calcext:value-type="float">
            <text:p>1.00014878098777</text:p>
          </table:table-cell>
          <table:table-cell office:value-type="float" office:value="357624" calcext:value-type="float">
            <text:p>357624</text:p>
          </table:table-cell>
          <table:table-cell table:formula="of:=[.$F29]/[.$F$28]" office:value-type="float" office:value="1" calcext:value-type="float">
            <text:p>1</text:p>
          </table:table-cell>
          <table:table-cell table:formula="of:=[.N29]/[.O29]" office:value-type="float" office:value="0.00186001356579762" calcext:value-type="float">
            <text:p>0.001860013565798</text:p>
          </table:table-cell>
          <table:table-cell table:formula="of:=[.H29]/[.H$28]" office:value-type="float" office:value="1.00001759024359" calcext:value-type="float">
            <text:p>1.00001759024359</text:p>
          </table:table-cell>
          <table:table-cell office:value-type="float" office:value="155989259500" calcext:value-type="float">
            <text:p>155989259500</text:p>
          </table:table-cell>
          <table:table-cell table:formula="of:=[.J29]/[.J$28]" office:value-type="float" office:value="0.998947325201135" calcext:value-type="float">
            <text:p>0.998947325201135</text:p>
          </table:table-cell>
          <table:table-cell table:number-columns-repeated="2"/>
          <table:table-cell office:value-type="float" office:value="151551" calcext:value-type="float">
            <text:p>151551</text:p>
          </table:table-cell>
          <table:table-cell office:value-type="float" office:value="81478438" calcext:value-type="float">
            <text:p>8147843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B29]" office:value-type="float" office:value="0.697497" calcext:value-type="float">
            <text:p>0.69750</text:p>
          </table:table-cell>
          <table:table-cell table:formula="of:=1-[.$R29]" office:value-type="float" office:value="0.302503" calcext:value-type="float">
            <text:p>0.30250</text:p>
          </table:table-cell>
          <table:table-cell table:formula="of:=[.$F29]" office:value-type="float" office:value="357624" calcext:value-type="float">
            <text:p>357624</text:p>
          </table:table-cell>
          <table:table-cell table:formula="of:=[.$H29]" office:value-type="float" office:value="0.00186001356579762" calcext:value-type="float">
            <text:p>0.00186001357</text:p>
          </table:table-cell>
          <table:table-cell table:formula="of:=[.$J29]" office:value-type="float" office:value="155989259500" calcext:value-type="float">
            <text:p>155989259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7531" calcext:value-type="float">
            <text:p>0.697531</text:p>
          </table:table-cell>
          <table:table-cell table:formula="of:=[.$B30]/[.$B$28]" office:value-type="float" office:value="0.999984230340252" calcext:value-type="float">
            <text:p>0.999984230340252</text:p>
          </table:table-cell>
          <table:table-cell table:formula="of:=1-[.B30]" office:value-type="float" office:value="0.302469" calcext:value-type="float">
            <text:p>0.302469</text:p>
          </table:table-cell>
          <table:table-cell table:formula="of:=[.$D30]/[.$D$28]" office:value-type="float" office:value="1.0000363686859" calcext:value-type="float">
            <text:p>1.0000363686859</text:p>
          </table:table-cell>
          <table:table-cell office:value-type="float" office:value="357653" calcext:value-type="float">
            <text:p>357653</text:p>
          </table:table-cell>
          <table:table-cell table:formula="of:=[.$F30]/[.$F$28]" office:value-type="float" office:value="1.00008109075454" calcext:value-type="float">
            <text:p>1.00008109075454</text:p>
          </table:table-cell>
          <table:table-cell table:formula="of:=[.N30]/[.O30]" office:value-type="float" office:value="0.00186003404691184" calcext:value-type="float">
            <text:p>0.001860034046912</text:p>
          </table:table-cell>
          <table:table-cell table:formula="of:=[.H30]/[.H$28]" office:value-type="float" office:value="1.0000286017087" calcext:value-type="float">
            <text:p>1.0000286017087</text:p>
          </table:table-cell>
          <table:table-cell office:value-type="float" office:value="155931567500" calcext:value-type="float">
            <text:p>155931567500</text:p>
          </table:table-cell>
          <table:table-cell table:formula="of:=[.J30]/[.J$28]" office:value-type="float" office:value="0.998577868552195" calcext:value-type="float">
            <text:p>0.998577868552195</text:p>
          </table:table-cell>
          <table:table-cell table:number-columns-repeated="2"/>
          <table:table-cell office:value-type="float" office:value="153178" calcext:value-type="float">
            <text:p>153178</text:p>
          </table:table-cell>
          <table:table-cell office:value-type="float" office:value="82352256" calcext:value-type="float">
            <text:p>8235225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30]" office:value-type="float" office:value="0.697531" calcext:value-type="float">
            <text:p>0.69753</text:p>
          </table:table-cell>
          <table:table-cell table:formula="of:=1-[.$R30]" office:value-type="float" office:value="0.302469" calcext:value-type="float">
            <text:p>0.30247</text:p>
          </table:table-cell>
          <table:table-cell table:formula="of:=[.$F30]" office:value-type="float" office:value="357653" calcext:value-type="float">
            <text:p>357653</text:p>
          </table:table-cell>
          <table:table-cell table:formula="of:=[.$H30]" office:value-type="float" office:value="0.00186003404691184" calcext:value-type="float">
            <text:p>0.00186003405</text:p>
          </table:table-cell>
          <table:table-cell table:formula="of:=[.$J30]" office:value-type="float" office:value="155931567500" calcext:value-type="float">
            <text:p>1559315675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7532" calcext:value-type="float">
            <text:p>0.697532</text:p>
          </table:table-cell>
          <table:table-cell table:formula="of:=[.$B31]/[.$B$28]" office:value-type="float" office:value="0.999985663945683" calcext:value-type="float">
            <text:p>0.999985663945683</text:p>
          </table:table-cell>
          <table:table-cell table:formula="of:=1-[.B31]" office:value-type="float" office:value="0.302468" calcext:value-type="float">
            <text:p>0.302468</text:p>
          </table:table-cell>
          <table:table-cell table:formula="of:=[.$D31]/[.$D$28]" office:value-type="float" office:value="1.00003306244173" calcext:value-type="float">
            <text:p>1.00003306244173</text:p>
          </table:table-cell>
          <table:table-cell office:value-type="float" office:value="357720" calcext:value-type="float">
            <text:p>357720</text:p>
          </table:table-cell>
          <table:table-cell table:formula="of:=[.$F31]/[.$F$28]" office:value-type="float" office:value="1.00026843835984" calcext:value-type="float">
            <text:p>1.00026843835984</text:p>
          </table:table-cell>
          <table:table-cell table:formula="of:=[.N31]/[.O31]" office:value-type="float" office:value="0.00186005003987299" calcext:value-type="float">
            <text:p>0.001860050039873</text:p>
          </table:table-cell>
          <table:table-cell table:formula="of:=[.H31]/[.H$28]" office:value-type="float" office:value="1.00003720016345" calcext:value-type="float">
            <text:p>1.00003720016345</text:p>
          </table:table-cell>
          <table:table-cell office:value-type="float" office:value="155908915500" calcext:value-type="float">
            <text:p>155908915500</text:p>
          </table:table-cell>
          <table:table-cell table:formula="of:=[.J31]/[.J$28]" office:value-type="float" office:value="0.998432806290325" calcext:value-type="float">
            <text:p>0.998432806290325</text:p>
          </table:table-cell>
          <table:table-cell table:number-columns-repeated="2"/>
          <table:table-cell office:value-type="float" office:value="152891" calcext:value-type="float">
            <text:p>152891</text:p>
          </table:table-cell>
          <table:table-cell office:value-type="float" office:value="82197251" calcext:value-type="float">
            <text:p>8219725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B31]" office:value-type="float" office:value="0.697532" calcext:value-type="float">
            <text:p>0.69753</text:p>
          </table:table-cell>
          <table:table-cell table:formula="of:=1-[.$R31]" office:value-type="float" office:value="0.302468" calcext:value-type="float">
            <text:p>0.30247</text:p>
          </table:table-cell>
          <table:table-cell table:formula="of:=[.$F31]" office:value-type="float" office:value="357720" calcext:value-type="float">
            <text:p>357720</text:p>
          </table:table-cell>
          <table:table-cell table:formula="of:=[.$H31]" office:value-type="float" office:value="0.00186005003987299" calcext:value-type="float">
            <text:p>0.00186005004</text:p>
          </table:table-cell>
          <table:table-cell table:formula="of:=[.$J31]" office:value-type="float" office:value="155908915500" calcext:value-type="float">
            <text:p>1559089155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7297" calcext:value-type="float">
            <text:p>0.697297</text:p>
          </table:table-cell>
          <table:table-cell table:formula="of:=[.$B32]/[.$B$28]" office:value-type="float" office:value="0.999648766669247" calcext:value-type="float">
            <text:p>0.999648766669247</text:p>
          </table:table-cell>
          <table:table-cell table:formula="of:=1-[.B32]" office:value-type="float" office:value="0.302703" calcext:value-type="float">
            <text:p>0.302703</text:p>
          </table:table-cell>
          <table:table-cell table:formula="of:=[.$D32]/[.$D$28]" office:value-type="float" office:value="1.00081002982232" calcext:value-type="float">
            <text:p>1.00081002982232</text:p>
          </table:table-cell>
          <table:table-cell office:value-type="float" office:value="357820" calcext:value-type="float">
            <text:p>357820</text:p>
          </table:table-cell>
          <table:table-cell table:formula="of:=[.$F32]/[.$F$28]" office:value-type="float" office:value="1.00054806165134" calcext:value-type="float">
            <text:p>1.00054806165134</text:p>
          </table:table-cell>
          <table:table-cell table:formula="of:=[.N32]/[.O32]" office:value-type="float" office:value="0.00186005928479023" calcext:value-type="float">
            <text:p>0.00186005928479</text:p>
          </table:table-cell>
          <table:table-cell table:formula="of:=[.H32]/[.H$28]" office:value-type="float" office:value="1.00004217060024" calcext:value-type="float">
            <text:p>1.00004217060024</text:p>
          </table:table-cell>
          <table:table-cell office:value-type="float" office:value="155900073000" calcext:value-type="float">
            <text:p>155900073000</text:p>
          </table:table-cell>
          <table:table-cell table:formula="of:=[.J32]/[.J$28]" office:value-type="float" office:value="0.998376179367732" calcext:value-type="float">
            <text:p>0.998376179367732</text:p>
          </table:table-cell>
          <table:table-cell table:number-columns-repeated="2"/>
          <table:table-cell office:value-type="float" office:value="152158" calcext:value-type="float">
            <text:p>152158</text:p>
          </table:table-cell>
          <table:table-cell office:value-type="float" office:value="81802769" calcext:value-type="float">
            <text:p>8180276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B32]" office:value-type="float" office:value="0.697297" calcext:value-type="float">
            <text:p>0.69730</text:p>
          </table:table-cell>
          <table:table-cell table:formula="of:=1-[.$R32]" office:value-type="float" office:value="0.302703" calcext:value-type="float">
            <text:p>0.30270</text:p>
          </table:table-cell>
          <table:table-cell table:formula="of:=[.$F32]" office:value-type="float" office:value="357820" calcext:value-type="float">
            <text:p>357820</text:p>
          </table:table-cell>
          <table:table-cell table:formula="of:=[.$H32]" office:value-type="float" office:value="0.00186005928479023" calcext:value-type="float">
            <text:p>0.00186005928</text:p>
          </table:table-cell>
          <table:table-cell table:formula="of:=[.$J32]" office:value-type="float" office:value="155900073000" calcext:value-type="float">
            <text:p>155900073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96956" calcext:value-type="float">
            <text:p>0.696956</text:p>
          </table:table-cell>
          <table:table-cell table:formula="of:=[.$B33]/[.$B$28]" office:value-type="float" office:value="0.999159907217056" calcext:value-type="float">
            <text:p>0.999159907217056</text:p>
          </table:table-cell>
          <table:table-cell table:formula="of:=1-[.B33]" office:value-type="float" office:value="0.303044" calcext:value-type="float">
            <text:p>0.303044</text:p>
          </table:table-cell>
          <table:table-cell table:formula="of:=[.$D33]/[.$D$28]" office:value-type="float" office:value="1.00193745908523" calcext:value-type="float">
            <text:p>1.00193745908523</text:p>
          </table:table-cell>
          <table:table-cell office:value-type="float" office:value="358091" calcext:value-type="float">
            <text:p>358091</text:p>
          </table:table-cell>
          <table:table-cell table:formula="of:=[.$F33]/[.$F$28]" office:value-type="float" office:value="1.00130584077131" calcext:value-type="float">
            <text:p>1.00130584077131</text:p>
          </table:table-cell>
          <table:table-cell table:formula="of:=[.N33]/[.O33]" office:value-type="float" office:value="0.00186005600142376" calcext:value-type="float">
            <text:p>0.001860056001424</text:p>
          </table:table-cell>
          <table:table-cell table:formula="of:=[.H33]/[.H$28]" office:value-type="float" office:value="1.00004040533127" calcext:value-type="float">
            <text:p>1.00004040533127</text:p>
          </table:table-cell>
          <table:table-cell office:value-type="float" office:value="155895158500" calcext:value-type="float">
            <text:p>155895158500</text:p>
          </table:table-cell>
          <table:table-cell table:formula="of:=[.J33]/[.J$28]" office:value-type="float" office:value="0.998344707158393" calcext:value-type="float">
            <text:p>0.998344707158393</text:p>
          </table:table-cell>
          <table:table-cell table:number-columns-repeated="2"/>
          <table:table-cell office:value-type="float" office:value="154024" calcext:value-type="float">
            <text:p>154024</text:p>
          </table:table-cell>
          <table:table-cell office:value-type="float" office:value="82806109" calcext:value-type="float">
            <text:p>8280610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$B33]" office:value-type="float" office:value="0.696956" calcext:value-type="float">
            <text:p>0.69696</text:p>
          </table:table-cell>
          <table:table-cell table:formula="of:=1-[.$R33]" office:value-type="float" office:value="0.303044" calcext:value-type="float">
            <text:p>0.30304</text:p>
          </table:table-cell>
          <table:table-cell table:formula="of:=[.$F33]" office:value-type="float" office:value="358091" calcext:value-type="float">
            <text:p>358091</text:p>
          </table:table-cell>
          <table:table-cell table:formula="of:=[.$H33]" office:value-type="float" office:value="0.00186005600142376" calcext:value-type="float">
            <text:p>0.00186005600</text:p>
          </table:table-cell>
          <table:table-cell table:formula="of:=[.$J33]" office:value-type="float" office:value="155895158500" calcext:value-type="float">
            <text:p>1558951585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826" calcext:value-type="float">
            <text:p>0.69826</text:p>
          </table:table-cell>
          <table:table-cell table:formula="of:=[.$B34]/[.$B$28]" office:value-type="float" office:value="1.00102932869992" calcext:value-type="float">
            <text:p>1.00102932869992</text:p>
          </table:table-cell>
          <table:table-cell table:formula="of:=1-[.B34]" office:value-type="float" office:value="0.30174" calcext:value-type="float">
            <text:p>0.30174</text:p>
          </table:table-cell>
          <table:table-cell table:formula="of:=[.$D34]/[.$D$28]" office:value-type="float" office:value="0.997626116683969" calcext:value-type="float">
            <text:p>0.997626116683969</text:p>
          </table:table-cell>
          <table:table-cell office:value-type="float" office:value="358208" calcext:value-type="float">
            <text:p>358208</text:p>
          </table:table-cell>
          <table:table-cell table:formula="of:=[.$F34]/[.$F$28]" office:value-type="float" office:value="1.00163300002237" calcext:value-type="float">
            <text:p>1.00163300002237</text:p>
          </table:table-cell>
          <table:table-cell table:formula="of:=[.N34]/[.O34]" office:value-type="float" office:value="0.00186005382959027" calcext:value-type="float">
            <text:p>0.00186005382959</text:p>
          </table:table-cell>
          <table:table-cell table:formula="of:=[.H34]/[.H$28]" office:value-type="float" office:value="1.00003923766684" calcext:value-type="float">
            <text:p>1.00003923766684</text:p>
          </table:table-cell>
          <table:table-cell office:value-type="float" office:value="155895009000" calcext:value-type="float">
            <text:p>155895009000</text:p>
          </table:table-cell>
          <table:table-cell table:formula="of:=[.J34]/[.J$28]" office:value-type="float" office:value="0.998343749767957" calcext:value-type="float">
            <text:p>0.998343749767957</text:p>
          </table:table-cell>
          <table:table-cell table:number-columns-repeated="2"/>
          <table:table-cell office:value-type="float" office:value="151717" calcext:value-type="float">
            <text:p>151717</text:p>
          </table:table-cell>
          <table:table-cell office:value-type="float" office:value="81565919" calcext:value-type="float">
            <text:p>8156591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$B34]" office:value-type="float" office:value="0.69826" calcext:value-type="float">
            <text:p>0.69826</text:p>
          </table:table-cell>
          <table:table-cell table:formula="of:=1-[.$R34]" office:value-type="float" office:value="0.30174" calcext:value-type="float">
            <text:p>0.30174</text:p>
          </table:table-cell>
          <table:table-cell table:formula="of:=[.$F34]" office:value-type="float" office:value="358208" calcext:value-type="float">
            <text:p>358208</text:p>
          </table:table-cell>
          <table:table-cell table:formula="of:=[.$H34]" office:value-type="float" office:value="0.00186005382959027" calcext:value-type="float">
            <text:p>0.00186005383</text:p>
          </table:table-cell>
          <table:table-cell table:formula="of:=[.$J34]" office:value-type="float" office:value="155895009000" calcext:value-type="float">
            <text:p>155895009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4" loext:min-decimal-places="14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2:52:39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22:21:50.847406241</meta:creation-date>
    <dc:date>2019-02-05T13:29:31.056000000</dc:date>
    <meta:editing-duration>PT1H3M10S</meta:editing-duration>
    <meta:editing-cycles>21</meta:editing-cycles>
    <meta:generator>LibreOffice/6.1.4.2$Windows_X86_64 LibreOffice_project/9d0f32d1f0b509096fd65e0d4bec26ddd1938fd3</meta:generator>
    <meta:document-statistic meta:table-count="1" meta:cell-count="4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3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3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bar" chart:style-name="ch1">
        <chart:title svg:x="3.427cm" svg:y="0.314cm" chart:style-name="ch2">
          <text:p>L2 Cache Hit Rates 128x128 Matrix Multiply</text:p>
        </chart:title>
        <chart:legend chart:legend-position="end" svg:x="14.23cm" svg:y="3.699cm" style:legend-expansion="high" chart:style-name="ch3"/>
        <chart:plot-area chart:style-name="ch4" table:cell-range-address="Sheet1.Q5:Sheet1.Q11 Sheet1.N2:Sheet1.P2 Sheet1.S28:Sheet1.S34 Sheet1.S5:Sheet1.S11 Sheet1.S17:Sheet1.S23" chart:data-source-has-labels="both" svg:x="1.318cm" svg:y="1.286cm" svg:width="12.592cm" svg:height="6.56cm">
          <chartooo:coordinate-region svg:x="2.865cm" svg:y="1.486cm" svg:width="11.045cm" svg:height="5.713cm"/>
          <chart:axis chart:dimension="x" chart:name="primary-x" chart:style-name="ch5" chartooo:axis-type="auto">
            <chartooo:date-scale/>
            <chart:title svg:x="6.955cm" svg:y="8.026cm" chart:style-name="ch6">
              <text:p>Tile Size</text:p>
            </chart:title>
            <chart:categories table:cell-range-address="Sheet1.Q5:Sheet1.Q11"/>
          </chart:axis>
          <chart:axis chart:dimension="y" chart:name="primary-y" chart:style-name="ch7">
            <chart:title svg:x="0.451cm" svg:y="5.483cm" chart:style-name="ch8">
              <text:p>Hit Rate (%)</text:p>
            </chart:title>
            <chart:grid chart:style-name="ch9" chart:class="major"/>
          </chart:axis>
          <chart:series chart:style-name="ch10" chart:values-cell-range-address="Sheet1.S28:Sheet1.S34" chart:label-cell-address="Sheet1.N2:Sheet1.N2" chart:class="chart:bar">
            <chart:data-point chart:repeated="7"/>
          </chart:series>
          <chart:series chart:style-name="ch11" chart:values-cell-range-address="Sheet1.S5:Sheet1.S11" chart:label-cell-address="Sheet1.O2:Sheet1.O2" chart:class="chart:bar">
            <chart:data-point chart:repeated="7"/>
          </chart:series>
          <chart:series chart:style-name="ch12" chart:values-cell-range-address="Sheet1.S17:Sheet1.S23" chart:label-cell-address="Sheet1.P2:Sheet1.P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kB</text:p>
                <draw:g>
                  <svg:desc>Sheet1.N2:Sheet1.N2</svg:desc>
                </draw:g>
              </table:table-cell>
              <table:table-cell office:value-type="string">
                <text:p>128kB</text:p>
                <draw:g>
                  <svg:desc>Sheet1.O2:Sheet1.O2</svg:desc>
                </draw:g>
              </table:table-cell>
              <table:table-cell office:value-type="string">
                <text:p>256kB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Q5:Sheet1.Q11</svg:desc>
                </draw:g>
              </table:table-cell>
              <table:table-cell office:value-type="float" office:value="0.302458">
                <text:p>0.302458</text:p>
                <draw:g>
                  <svg:desc>Sheet1.S28:Sheet1.S34</svg:desc>
                </draw:g>
              </table:table-cell>
              <table:table-cell office:value-type="float" office:value="0.41219">
                <text:p>0.41219</text:p>
                <draw:g>
                  <svg:desc>Sheet1.S5:Sheet1.S11</svg:desc>
                </draw:g>
              </table:table-cell>
              <table:table-cell office:value-type="float" office:value="0.562139">
                <text:p>0.562139</text:p>
                <draw:g>
                  <svg:desc>Sheet1.S17:Sheet1.S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2503">
                <text:p>0.302503</text:p>
              </table:table-cell>
              <table:table-cell office:value-type="float" office:value="0.41223">
                <text:p>0.41223</text:p>
              </table:table-cell>
              <table:table-cell office:value-type="float" office:value="0.562156">
                <text:p>0.5621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2469">
                <text:p>0.302469</text:p>
              </table:table-cell>
              <table:table-cell office:value-type="float" office:value="0.412209">
                <text:p>0.412209</text:p>
              </table:table-cell>
              <table:table-cell office:value-type="float" office:value="0.562198">
                <text:p>0.562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2468">
                <text:p>0.302468</text:p>
              </table:table-cell>
              <table:table-cell office:value-type="float" office:value="0.412208">
                <text:p>0.412208</text:p>
              </table:table-cell>
              <table:table-cell office:value-type="float" office:value="0.56217">
                <text:p>0.562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2703">
                <text:p>0.302703</text:p>
              </table:table-cell>
              <table:table-cell office:value-type="float" office:value="0.412208">
                <text:p>0.412208</text:p>
              </table:table-cell>
              <table:table-cell office:value-type="float" office:value="0.561069">
                <text:p>0.5610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3044">
                <text:p>0.303044</text:p>
              </table:table-cell>
              <table:table-cell office:value-type="float" office:value="0.411964">
                <text:p>0.411964</text:p>
              </table:table-cell>
              <table:table-cell office:value-type="float" office:value="0.56216">
                <text:p>0.562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0174">
                <text:p>0.30174</text:p>
              </table:table-cell>
              <table:table-cell office:value-type="float" office:value="0.411312">
                <text:p>0.411312</text:p>
              </table:table-cell>
              <table:table-cell office:value-type="float" office:value="0.56173">
                <text:p>0.56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3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3.229cm" svg:y="0.315cm" chart:style-name="ch2">
          <text:p>L2 Cache Miss Rates 128x128 Matrix Multiply</text:p>
        </chart:title>
        <chart:legend chart:legend-position="end" svg:x="14.23cm" svg:y="3.706cm" style:legend-expansion="high" chart:style-name="ch3"/>
        <chart:plot-area chart:style-name="ch4" table:cell-range-address="Sheet1.Q5:Sheet1.R11 Sheet1.N2:Sheet1.P2 Sheet1.R28:Sheet1.R34 Sheet1.R17:Sheet1.R23" chart:data-source-has-labels="both" svg:x="1.318cm" svg:y="1.288cm" svg:width="12.592cm" svg:height="6.57cm">
          <chartooo:coordinate-region svg:x="2.865cm" svg:y="1.487cm" svg:width="11.045cm" svg:height="5.724cm"/>
          <chart:axis chart:dimension="x" chart:name="primary-x" chart:style-name="ch5" chartooo:axis-type="auto">
            <chartooo:date-scale/>
            <chart:title svg:x="6.955cm" svg:y="8.039cm" chart:style-name="ch6">
              <text:p>Tile Size</text:p>
            </chart:title>
            <chart:categories table:cell-range-address="Sheet1.Q5:Sheet1.Q11"/>
          </chart:axis>
          <chart:axis chart:dimension="y" chart:name="primary-y" chart:style-name="ch7">
            <chart:title svg:x="0.451cm" svg:y="5.622cm" chart:style-name="ch8">
              <text:p>Miss Rate (%)</text:p>
            </chart:title>
            <chart:grid chart:style-name="ch9" chart:class="major"/>
          </chart:axis>
          <chart:series chart:style-name="ch10" chart:values-cell-range-address="Sheet1.R28:Sheet1.R34" chart:label-cell-address="Sheet1.N2:Sheet1.N2" chart:class="chart:bar">
            <chart:data-point chart:repeated="7"/>
          </chart:series>
          <chart:series chart:style-name="ch11" chart:values-cell-range-address="Sheet1.R5:Sheet1.R11" chart:label-cell-address="Sheet1.O2:Sheet1.O2" chart:class="chart:bar">
            <chart:data-point chart:repeated="7"/>
          </chart:series>
          <chart:series chart:style-name="ch12" chart:values-cell-range-address="Sheet1.R17:Sheet1.R23" chart:label-cell-address="Sheet1.P2:Sheet1.P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kB</text:p>
                <draw:g>
                  <svg:desc>Sheet1.N2:Sheet1.N2</svg:desc>
                </draw:g>
              </table:table-cell>
              <table:table-cell office:value-type="string">
                <text:p>128kB</text:p>
                <draw:g>
                  <svg:desc>Sheet1.O2:Sheet1.O2</svg:desc>
                </draw:g>
              </table:table-cell>
              <table:table-cell office:value-type="string">
                <text:p>256kB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Q5:Sheet1.Q11</svg:desc>
                </draw:g>
              </table:table-cell>
              <table:table-cell office:value-type="float" office:value="0.697542">
                <text:p>0.697542</text:p>
                <draw:g>
                  <svg:desc>Sheet1.R28:Sheet1.R34</svg:desc>
                </draw:g>
              </table:table-cell>
              <table:table-cell office:value-type="float" office:value="0.58781">
                <text:p>0.58781</text:p>
                <draw:g>
                  <svg:desc>Sheet1.R5:Sheet1.R11</svg:desc>
                </draw:g>
              </table:table-cell>
              <table:table-cell office:value-type="float" office:value="0.437861">
                <text:p>0.437861</text:p>
                <draw:g>
                  <svg:desc>Sheet1.R17:Sheet1.R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97497">
                <text:p>0.697497</text:p>
              </table:table-cell>
              <table:table-cell office:value-type="float" office:value="0.58777">
                <text:p>0.58777</text:p>
              </table:table-cell>
              <table:table-cell office:value-type="float" office:value="0.437844">
                <text:p>0.4378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7531">
                <text:p>0.697531</text:p>
              </table:table-cell>
              <table:table-cell office:value-type="float" office:value="0.587791">
                <text:p>0.587791</text:p>
              </table:table-cell>
              <table:table-cell office:value-type="float" office:value="0.437802">
                <text:p>0.4378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7532">
                <text:p>0.697532</text:p>
              </table:table-cell>
              <table:table-cell office:value-type="float" office:value="0.587792">
                <text:p>0.587792</text:p>
              </table:table-cell>
              <table:table-cell office:value-type="float" office:value="0.43783">
                <text:p>0.4378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97297">
                <text:p>0.697297</text:p>
              </table:table-cell>
              <table:table-cell office:value-type="float" office:value="0.587792">
                <text:p>0.587792</text:p>
              </table:table-cell>
              <table:table-cell office:value-type="float" office:value="0.438931">
                <text:p>0.43893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96956">
                <text:p>0.696956</text:p>
              </table:table-cell>
              <table:table-cell office:value-type="float" office:value="0.588036">
                <text:p>0.588036</text:p>
              </table:table-cell>
              <table:table-cell office:value-type="float" office:value="0.43784">
                <text:p>0.437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9826">
                <text:p>0.69826</text:p>
              </table:table-cell>
              <table:table-cell office:value-type="float" office:value="0.588688">
                <text:p>0.588688</text:p>
              </table:table-cell>
              <table:table-cell office:value-type="float" office:value="0.43827">
                <text:p>0.438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3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3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bar" chart:style-name="ch1">
        <chart:title svg:x="3.229cm" svg:y="0.314cm" chart:style-name="ch2">
          <text:p>L2 Cache Writebacks 128x128 Matrix Multiply</text:p>
        </chart:title>
        <chart:legend chart:legend-position="end" svg:x="14.23cm" svg:y="3.699cm" style:legend-expansion="high" chart:style-name="ch3"/>
        <chart:plot-area chart:style-name="ch4" table:cell-range-address="Sheet1.Q5:Sheet1.Q11 Sheet1.N2:Sheet1.P2 Sheet1.T28:Sheet1.T34 Sheet1.T5:Sheet1.T11 Sheet1.T17:Sheet1.T23" chart:data-source-has-labels="both" svg:x="1.318cm" svg:y="1.286cm" svg:width="12.592cm" svg:height="6.56cm">
          <chartooo:coordinate-region svg:x="2.76cm" svg:y="1.486cm" svg:width="11.15cm" svg:height="5.713cm"/>
          <chart:axis chart:dimension="x" chart:name="primary-x" chart:style-name="ch5" chartooo:axis-type="auto">
            <chartooo:date-scale/>
            <chart:title svg:x="6.955cm" svg:y="8.026cm" chart:style-name="ch6">
              <text:p>Tile Size</text:p>
            </chart:title>
            <chart:categories table:cell-range-address="Sheet1.Q5:Sheet1.Q11"/>
          </chart:axis>
          <chart:axis chart:dimension="y" chart:name="primary-y" chart:style-name="ch7">
            <chart:title svg:x="0.451cm" svg:y="5.9cm" chart:style-name="ch8">
              <text:p>Cache Writebacks</text:p>
            </chart:title>
            <chart:grid chart:style-name="ch9" chart:class="major"/>
          </chart:axis>
          <chart:series chart:style-name="ch10" chart:values-cell-range-address="Sheet1.T28:Sheet1.T34" chart:label-cell-address="Sheet1.N2:Sheet1.N2" chart:class="chart:bar">
            <chart:data-point chart:repeated="7"/>
          </chart:series>
          <chart:series chart:style-name="ch11" chart:values-cell-range-address="Sheet1.T5:Sheet1.T11" chart:label-cell-address="Sheet1.O2:Sheet1.O2" chart:class="chart:bar">
            <chart:data-point chart:repeated="7"/>
          </chart:series>
          <chart:series chart:style-name="ch12" chart:values-cell-range-address="Sheet1.T17:Sheet1.T23" chart:label-cell-address="Sheet1.P2:Sheet1.P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kB</text:p>
                <draw:g>
                  <svg:desc>Sheet1.N2:Sheet1.N2</svg:desc>
                </draw:g>
              </table:table-cell>
              <table:table-cell office:value-type="string">
                <text:p>128kB</text:p>
                <draw:g>
                  <svg:desc>Sheet1.O2:Sheet1.O2</svg:desc>
                </draw:g>
              </table:table-cell>
              <table:table-cell office:value-type="string">
                <text:p>256kB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Q5:Sheet1.Q11</svg:desc>
                </draw:g>
              </table:table-cell>
              <table:table-cell office:value-type="float" office:value="357624">
                <text:p>357624</text:p>
                <draw:g>
                  <svg:desc>Sheet1.T28:Sheet1.T34</svg:desc>
                </draw:g>
              </table:table-cell>
              <table:table-cell office:value-type="float" office:value="334687">
                <text:p>334687</text:p>
                <draw:g>
                  <svg:desc>Sheet1.T5:Sheet1.T11</svg:desc>
                </draw:g>
              </table:table-cell>
              <table:table-cell office:value-type="float" office:value="289594">
                <text:p>289594</text:p>
                <draw:g>
                  <svg:desc>Sheet1.T17:Sheet1.T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7624">
                <text:p>357624</text:p>
              </table:table-cell>
              <table:table-cell office:value-type="float" office:value="334686">
                <text:p>334686</text:p>
              </table:table-cell>
              <table:table-cell office:value-type="float" office:value="289600">
                <text:p>2896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7653">
                <text:p>357653</text:p>
              </table:table-cell>
              <table:table-cell office:value-type="float" office:value="334718">
                <text:p>334718</text:p>
              </table:table-cell>
              <table:table-cell office:value-type="float" office:value="289627">
                <text:p>2896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7720">
                <text:p>357720</text:p>
              </table:table-cell>
              <table:table-cell office:value-type="float" office:value="334813">
                <text:p>334813</text:p>
              </table:table-cell>
              <table:table-cell office:value-type="float" office:value="289722">
                <text:p>2897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57820">
                <text:p>357820</text:p>
              </table:table-cell>
              <table:table-cell office:value-type="float" office:value="335357">
                <text:p>335357</text:p>
              </table:table-cell>
              <table:table-cell office:value-type="float" office:value="290906">
                <text:p>2909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8091">
                <text:p>358091</text:p>
              </table:table-cell>
              <table:table-cell office:value-type="float" office:value="335552">
                <text:p>335552</text:p>
              </table:table-cell>
              <table:table-cell office:value-type="float" office:value="290477">
                <text:p>29047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58208">
                <text:p>358208</text:p>
              </table:table-cell>
              <table:table-cell office:value-type="float" office:value="335780">
                <text:p>335780</text:p>
              </table:table-cell>
              <table:table-cell office:value-type="float" office:value="290853">
                <text:p>290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3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3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bar" chart:style-name="ch1">
        <chart:title svg:x="2.376cm" svg:y="0.314cm" chart:style-name="ch2">
          <text:p>Instructions Per Cycle (Norm) 128x128 Matrix Multiply</text:p>
        </chart:title>
        <chart:legend chart:legend-position="end" svg:x="14.23cm" svg:y="3.699cm" style:legend-expansion="high" chart:style-name="ch3"/>
        <chart:plot-area chart:style-name="ch4" table:cell-range-address="Sheet1.Q5:Sheet1.Q11 Sheet1.N2:Sheet1.P2 Sheet1.I28:Sheet1.I34 Sheet1.I5:Sheet1.I11 Sheet1.I17:Sheet1.I23" chart:data-source-has-labels="both" svg:x="1.318cm" svg:y="1.286cm" svg:width="12.592cm" svg:height="6.56cm">
          <chartooo:coordinate-region svg:x="2.469cm" svg:y="1.486cm" svg:width="11.441cm" svg:height="5.714cm"/>
          <chart:axis chart:dimension="x" chart:name="primary-x" chart:style-name="ch5" chartooo:axis-type="auto">
            <chartooo:date-scale/>
            <chart:title svg:x="6.955cm" svg:y="8.026cm" chart:style-name="ch6">
              <text:p>Tile Size</text:p>
            </chart:title>
            <chart:categories table:cell-range-address="Sheet1.Q5:Sheet1.Q11"/>
          </chart:axis>
          <chart:axis chart:dimension="y" chart:name="primary-y" chart:style-name="ch7">
            <chart:title svg:x="0.451cm" svg:y="6.178cm" chart:style-name="ch8">
              <text:p>IPC (instr/ticks) Norm.</text:p>
            </chart:title>
            <chart:grid chart:style-name="ch9" chart:class="major"/>
          </chart:axis>
          <chart:series chart:style-name="ch10" chart:values-cell-range-address="Sheet1.I28:Sheet1.I34" chart:label-cell-address="Sheet1.N2:Sheet1.N2" chart:class="chart:bar">
            <chart:data-point chart:repeated="7"/>
          </chart:series>
          <chart:series chart:style-name="ch11" chart:values-cell-range-address="Sheet1.I5:Sheet1.I11" chart:label-cell-address="Sheet1.O2:Sheet1.O2" chart:class="chart:bar">
            <chart:data-point chart:repeated="7"/>
          </chart:series>
          <chart:series chart:style-name="ch12" chart:values-cell-range-address="Sheet1.I17:Sheet1.I23" chart:label-cell-address="Sheet1.P2:Sheet1.P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kB</text:p>
                <draw:g>
                  <svg:desc>Sheet1.N2:Sheet1.N2</svg:desc>
                </draw:g>
              </table:table-cell>
              <table:table-cell office:value-type="string">
                <text:p>128kB</text:p>
                <draw:g>
                  <svg:desc>Sheet1.O2:Sheet1.O2</svg:desc>
                </draw:g>
              </table:table-cell>
              <table:table-cell office:value-type="string">
                <text:p>256kB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Q5:Sheet1.Q11</svg:desc>
                </draw:g>
              </table:table-cell>
              <table:table-cell office:value-type="float" office:value="1">
                <text:p>1</text:p>
                <draw:g>
                  <svg:desc>Sheet1.I28:Sheet1.I34</svg:desc>
                </draw:g>
              </table:table-cell>
              <table:table-cell office:value-type="float" office:value="1">
                <text:p>1</text:p>
                <draw:g>
                  <svg:desc>Sheet1.I5:Sheet1.I11</svg:desc>
                </draw:g>
              </table:table-cell>
              <table:table-cell office:value-type="float" office:value="1">
                <text:p>1</text:p>
                <draw:g>
                  <svg:desc>Sheet1.I17:Sheet1.I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0001759024359">
                <text:p>1.00001759024359</text:p>
              </table:table-cell>
              <table:table-cell office:value-type="float" office:value="1.00001967570297">
                <text:p>1.00001967570297</text:p>
              </table:table-cell>
              <table:table-cell office:value-type="float" office:value="0.978174301457919">
                <text:p>0.9781743014579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000286017087">
                <text:p>1.0000286017087</text:p>
              </table:table-cell>
              <table:table-cell office:value-type="float" office:value="1.00003505131554">
                <text:p>1.00003505131554</text:p>
              </table:table-cell>
              <table:table-cell office:value-type="float" office:value="1.00002827327547">
                <text:p>1.00002827327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0003720016345">
                <text:p>1.00003720016345</text:p>
              </table:table-cell>
              <table:table-cell office:value-type="float" office:value="1.00003908611366">
                <text:p>1.00003908611366</text:p>
              </table:table-cell>
              <table:table-cell office:value-type="float" office:value="1.00003745674086">
                <text:p>1.000037456740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00004217060024">
                <text:p>1.00004217060024</text:p>
              </table:table-cell>
              <table:table-cell office:value-type="float" office:value="1.00004258010283">
                <text:p>1.00004258010283</text:p>
              </table:table-cell>
              <table:table-cell office:value-type="float" office:value="1.00003938156743">
                <text:p>1.000039381567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00004040533127">
                <text:p>1.00004040533127</text:p>
              </table:table-cell>
              <table:table-cell office:value-type="float" office:value="1.00004328555165">
                <text:p>1.00004328555165</text:p>
              </table:table-cell>
              <table:table-cell office:value-type="float" office:value="1.00004193484274">
                <text:p>1.000041934842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0003923766684">
                <text:p>1.00003923766684</text:p>
              </table:table-cell>
              <table:table-cell office:value-type="float" office:value="1.00004178254713">
                <text:p>1.00004178254713</text:p>
              </table:table-cell>
              <table:table-cell office:value-type="float" office:value="1.00004115477827">
                <text:p>1.000041154778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